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24-01-30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23-01-1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22-01-0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21-01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20-01-09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19-01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18-02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17-10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17-09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4783</text:p>
          </table:table-cell>
          <table:table-cell office:value-type="string" calcext:value-type="string">
            <text:p>2017-07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